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26in"/>
    </style:style>
    <style:style style:name="co2" style:family="table-column">
      <style:table-column-properties fo:break-before="auto" style:column-width="2.3654in"/>
    </style:style>
    <style:style style:name="co3" style:family="table-column">
      <style:table-column-properties fo:break-before="auto" style:column-width="1.6953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0.8291in"/>
    </style:style>
    <style:style style:name="co7" style:family="table-column">
      <style:table-column-properties fo:break-before="auto" style:column-width="0.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Normal_20_2" style:data-style-name="N0">
      <style:table-cell-properties fo:background-color="#99cc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.139in"/>
      <style:text-properties fo:color="#000000"/>
    </style:style>
    <style:style style:name="ce4" style:family="table-cell" style:parent-style-name="Normal_20_2" style:data-style-name="N0">
      <style:table-cell-properties fo:background-color="#99cc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27413e" style:font-name="Arial" fo:font-size="10pt" style:font-name-asian="Arial" style:font-size-asian="10pt" style:font-name-complex="Arial" style:font-size-complex="10pt"/>
    </style:style>
    <style:style style:name="ce1" style:family="table-cell" style:parent-style-name="Default" style:data-style-name="N0"/>
    <style:style style:name="ce5" style:family="table-cell" style:parent-style-name="Normal_20_2" style:data-style-name="N0">
      <style:table-cell-properties fo:background-color="#247cb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3" style:family="table-cell" style:parent-style-name="Normal_20_2" style:data-style-name="N0">
      <style:table-cell-properties fo:background-color="#60a0d1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5" style:family="table-cell" style:parent-style-name="Normal_20_2" style:data-style-name="N0">
      <style:table-cell-properties fo:background-color="#5197c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Normal_20_2" style:data-style-name="N0">
      <style:table-cell-properties fo:background-color="#428ec7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7" style:family="table-cell" style:parent-style-name="Normal_20_2" style:data-style-name="N0">
      <style:table-cell-properties fo:background-color="#6fa9d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 style:data-style-name="N0">
      <style:table-cell-properties fo:background-color="#8dbce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2"/>
    <style:style style:name="ce9" style:family="table-cell" style:parent-style-name="Normal_20_2" style:data-style-name="N0">
      <style:table-cell-properties fo:background-color="#abceea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0" style:family="table-cell" style:parent-style-name="Normal_20_2" style:data-style-name="N0">
      <style:table-cell-properties fo:background-color="#c9e0f4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1" style:family="table-cell" style:parent-style-name="Normal_20_2" style:data-style-name="N0">
      <style:table-cell-properties fo:background-color="#d8e9f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2" style:family="table-cell" style:parent-style-name="Normal_20_2" style:data-style-name="N0">
      <style:table-cell-properties fo:background-color="#e8f3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6" style:family="table-cell" style:parent-style-name="Normal_20_2" style:data-style-name="N0">
      <style:table-cell-properties fo:background-color="#3385c2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.139in"/>
      <style:text-properties fo:color="#000000" style:font-name="Arial" fo:font-size="7pt" style:font-name-asian="Arial" style:font-size-asian="7pt" style:font-name-complex="Arial" style:font-size-complex="7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28:Sheet1.F62">
        <table:shapes>
          <draw:frame draw:z-index="0" draw:name="Chart 1" draw:style-name="gr1" svg:width="6.1417in" svg:height="3.2705in" svg:x="12.3638in" svg:y="8.6543in">
            <draw:object draw:notify-on-update-of-ranges="Sheet1.L33:Sheet1.L41 Sheet1.M33:Sheet1.M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default-cell-style-name="ce1"/>
        <table:table-row table:style-name="ro1"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5" office:value-type="float" office:value="2.879" calcext:value-type="float">
            <text:p>2.879</text:p>
          </table:table-cell>
          <table:table-cell table:style-name="ce6" office:value-type="float" office:value="2.491" calcext:value-type="float">
            <text:p>2.491</text:p>
          </table:table-cell>
          <table:table-cell table:style-name="ce7" office:value-type="float" office:value="1.786" calcext:value-type="float">
            <text:p>1.786</text:p>
          </table:table-cell>
          <table:table-cell table:style-name="ce8" office:value-type="float" office:value="1.419" calcext:value-type="float">
            <text:p>1.419</text:p>
          </table:table-cell>
          <table:table-cell table:style-name="ce9" office:value-type="float" office:value="0.946" calcext:value-type="float">
            <text:p>0.946</text:p>
          </table:table-cell>
          <table:table-cell table:style-name="ce10" office:value-type="float" office:value="0.586" calcext:value-type="float">
            <text:p>0.586</text:p>
          </table:table-cell>
          <table:table-cell table:style-name="ce11" office:value-type="float" office:value="0.36" calcext:value-type="float">
            <text:p>0.36</text:p>
          </table:table-cell>
          <table:table-cell table:style-name="ce12" office:value-type="float" office:value="0.142" calcext:value-type="float">
            <text:p>0.142</text:p>
          </table:table-cell>
          <table:table-cell table:style-name="ce12" office:value-type="float" office:value="0.127" calcext:value-type="float">
            <text:p>0.127</text:p>
          </table:table-cell>
          <table:table-cell table:style-name="ce6" office:value-type="float" office:value="2.376" calcext:value-type="float">
            <text:p>2.376</text:p>
          </table:table-cell>
          <table:table-cell table:style-name="ce13" office:value-type="float" office:value="2.145" calcext:value-type="float">
            <text:p>2.145</text:p>
          </table:table-cell>
          <table:table-cell table:style-name="ce13" office:value-type="float" office:value="2.032" calcext:value-type="float">
            <text:p>2.032</text:p>
          </table:table-cell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5" office:value-type="float" office:value="2.992" calcext:value-type="float">
            <text:p>2.992</text:p>
          </table:table-cell>
          <table:table-cell table:style-name="ce6" office:value-type="float" office:value="2.484" calcext:value-type="float">
            <text:p>2.484</text:p>
          </table:table-cell>
          <table:table-cell table:style-name="ce7" office:value-type="float" office:value="1.779" calcext:value-type="float">
            <text:p>1.779</text:p>
          </table:table-cell>
          <table:table-cell table:style-name="ce8" office:value-type="float" office:value="1.411" calcext:value-type="float">
            <text:p>1.411</text:p>
          </table:table-cell>
          <table:table-cell table:style-name="ce9" office:value-type="float" office:value="0.978" calcext:value-type="float">
            <text:p>0.978</text:p>
          </table:table-cell>
          <table:table-cell table:style-name="ce10" office:value-type="float" office:value="0.599" calcext:value-type="float">
            <text:p>0.599</text:p>
          </table:table-cell>
          <table:table-cell table:style-name="ce11" office:value-type="float" office:value="0.349" calcext:value-type="float">
            <text:p>0.349</text:p>
          </table:table-cell>
          <table:table-cell table:style-name="ce12" office:value-type="float" office:value="0.134" calcext:value-type="float">
            <text:p>0.134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6" office:value-type="float" office:value="2.526" calcext:value-type="float">
            <text:p>2.526</text:p>
          </table:table-cell>
          <table:table-cell table:style-name="ce15" office:value-type="float" office:value="2.304" calcext:value-type="float">
            <text:p>2.304</text:p>
          </table:table-cell>
          <table:table-cell table:style-name="ce13" office:value-type="float" office:value="2.049" calcext:value-type="float">
            <text:p>2.049</text:p>
          </table:table-cell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13" office:value-type="float" office:value="2.147" calcext:value-type="float">
            <text:p>2.147</text:p>
          </table:table-cell>
          <table:table-cell table:style-name="ce6" office:value-type="float" office:value="2.403" calcext:value-type="float">
            <text:p>2.403</text:p>
          </table:table-cell>
          <table:table-cell table:style-name="ce15" office:value-type="float" office:value="2.248" calcext:value-type="float">
            <text:p>2.248</text:p>
          </table:table-cell>
          <table:table-cell table:style-name="ce15" office:value-type="float" office:value="2.266" calcext:value-type="float">
            <text:p>2.266</text:p>
          </table:table-cell>
          <table:table-cell table:style-name="ce15" office:value-type="float" office:value="2.276" calcext:value-type="float">
            <text:p>2.276</text:p>
          </table:table-cell>
          <table:table-cell table:style-name="ce15" office:value-type="float" office:value="2.252" calcext:value-type="float">
            <text:p>2.252</text:p>
          </table:table-cell>
          <table:table-cell table:style-name="ce15" office:value-type="float" office:value="2.246" calcext:value-type="float">
            <text:p>2.246</text:p>
          </table:table-cell>
          <table:table-cell table:style-name="ce16" office:value-type="float" office:value="2.632" calcext:value-type="float">
            <text:p>2.632</text:p>
          </table:table-cell>
          <table:table-cell table:style-name="ce17" table:number-columns-repeated="4"/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15" office:value-type="float" office:value="2.347" calcext:value-type="float">
            <text:p>2.347</text:p>
          </table:table-cell>
          <table:table-cell table:style-name="ce15" office:value-type="float" office:value="2.291" calcext:value-type="float">
            <text:p>2.291</text:p>
          </table:table-cell>
          <table:table-cell table:style-name="ce15" office:value-type="float" office:value="2.287" calcext:value-type="float">
            <text:p>2.287</text:p>
          </table:table-cell>
          <table:table-cell table:style-name="ce15" office:value-type="float" office:value="2.188" calcext:value-type="float">
            <text:p>2.188</text:p>
          </table:table-cell>
          <table:table-cell table:style-name="ce15" office:value-type="float" office:value="2.198" calcext:value-type="float">
            <text:p>2.198</text:p>
          </table:table-cell>
          <table:table-cell table:style-name="ce15" office:value-type="float" office:value="2.238" calcext:value-type="float">
            <text:p>2.238</text:p>
          </table:table-cell>
          <table:table-cell table:style-name="ce6" office:value-type="float" office:value="2.365" calcext:value-type="float">
            <text:p>2.365</text:p>
          </table:table-cell>
          <table:table-cell table:style-name="ce15" office:value-type="float" office:value="2.233" calcext:value-type="float">
            <text:p>2.233</text:p>
          </table:table-cell>
          <table:table-cell table:style-name="ce17" table:number-columns-repeated="4"/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15" office:value-type="float" office:value="2.269" calcext:value-type="float">
            <text:p>2.269</text:p>
          </table:table-cell>
          <table:table-cell table:style-name="ce6" office:value-type="float" office:value="2.425" calcext:value-type="float">
            <text:p>2.425</text:p>
          </table:table-cell>
          <table:table-cell table:style-name="ce15" office:value-type="float" office:value="2.345" calcext:value-type="float">
            <text:p>2.345</text:p>
          </table:table-cell>
          <table:table-cell table:style-name="ce15" office:value-type="float" office:value="2.269" calcext:value-type="float">
            <text:p>2.269</text:p>
          </table:table-cell>
          <table:table-cell table:style-name="ce15" office:value-type="float" office:value="2.196" calcext:value-type="float">
            <text:p>2.196</text:p>
          </table:table-cell>
          <table:table-cell table:style-name="ce13" office:value-type="float" office:value="2.07" calcext:value-type="float">
            <text:p>2.07</text:p>
          </table:table-cell>
          <table:table-cell table:style-name="ce15" office:value-type="float" office:value="2.174" calcext:value-type="float">
            <text:p>2.174</text:p>
          </table:table-cell>
          <table:table-cell table:style-name="ce13" office:value-type="float" office:value="1.981" calcext:value-type="float">
            <text:p>1.981</text:p>
          </table:table-cell>
          <table:table-cell table:style-name="ce17" table:number-columns-repeated="4"/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15" office:value-type="float" office:value="2.264" calcext:value-type="float">
            <text:p>2.264</text:p>
          </table:table-cell>
          <table:table-cell table:style-name="ce15" office:value-type="float" office:value="2.23" calcext:value-type="float">
            <text:p>2.23</text:p>
          </table:table-cell>
          <table:table-cell table:style-name="ce15" office:value-type="float" office:value="2.189" calcext:value-type="float">
            <text:p>2.189</text:p>
          </table:table-cell>
          <table:table-cell table:style-name="ce13" office:value-type="float" office:value="2.136" calcext:value-type="float">
            <text:p>2.136</text:p>
          </table:table-cell>
          <table:table-cell table:style-name="ce13" office:value-type="float" office:value="2.033" calcext:value-type="float">
            <text:p>2.033</text:p>
          </table:table-cell>
          <table:table-cell table:style-name="ce15" office:value-type="float" office:value="2.169" calcext:value-type="float">
            <text:p>2.169</text:p>
          </table:table-cell>
          <table:table-cell table:style-name="ce13" office:value-type="float" office:value="2.095" calcext:value-type="float">
            <text:p>2.095</text:p>
          </table:table-cell>
          <table:table-cell table:style-name="ce13" office:value-type="float" office:value="2.101" calcext:value-type="float">
            <text:p>2.101</text:p>
          </table:table-cell>
          <table:table-cell table:style-name="ce17" table:number-columns-repeated="4"/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15" office:value-type="float" office:value="2.271" calcext:value-type="float">
            <text:p>2.271</text:p>
          </table:table-cell>
          <table:table-cell table:style-name="ce6" office:value-type="float" office:value="2.5" calcext:value-type="float">
            <text:p>2.5</text:p>
          </table:table-cell>
          <table:table-cell table:style-name="ce13" office:value-type="float" office:value="2.022" calcext:value-type="float">
            <text:p>2.022</text:p>
          </table:table-cell>
          <table:table-cell table:style-name="ce15" office:value-type="float" office:value="2.159" calcext:value-type="float">
            <text:p>2.159</text:p>
          </table:table-cell>
          <table:table-cell table:style-name="ce15" office:value-type="float" office:value="2.223" calcext:value-type="float">
            <text:p>2.223</text:p>
          </table:table-cell>
          <table:table-cell table:style-name="ce13" office:value-type="float" office:value="2.148" calcext:value-type="float">
            <text:p>2.148</text:p>
          </table:table-cell>
          <table:table-cell table:style-name="ce13" office:value-type="float" office:value="2.141" calcext:value-type="float">
            <text:p>2.141</text:p>
          </table:table-cell>
          <table:table-cell table:style-name="ce13" office:value-type="float" office:value="2.15" calcext:value-type="float">
            <text:p>2.15</text:p>
          </table:table-cell>
          <table:table-cell table:style-name="ce13" office:value-type="float" office:value="2.054" calcext:value-type="float">
            <text:p>2.054</text:p>
          </table:table-cell>
          <table:table-cell table:style-name="ce6" office:value-type="float" office:value="2.436" calcext:value-type="float">
            <text:p>2.436</text:p>
          </table:table-cell>
          <table:table-cell table:style-name="ce6" office:value-type="float" office:value="2.385" calcext:value-type="float">
            <text:p>2.385</text:p>
          </table:table-cell>
          <table:table-cell table:style-name="ce17"/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15" office:value-type="float" office:value="2.296" calcext:value-type="float">
            <text:p>2.296</text:p>
          </table:table-cell>
          <table:table-cell table:style-name="ce15" office:value-type="float" office:value="2.167" calcext:value-type="float">
            <text:p>2.167</text:p>
          </table:table-cell>
          <table:table-cell table:style-name="ce13" office:value-type="float" office:value="2.04" calcext:value-type="float">
            <text:p>2.04</text:p>
          </table:table-cell>
          <table:table-cell table:style-name="ce15" office:value-type="float" office:value="2.202" calcext:value-type="float">
            <text:p>2.202</text:p>
          </table:table-cell>
          <table:table-cell table:style-name="ce15" office:value-type="float" office:value="2.215" calcext:value-type="float">
            <text:p>2.215</text:p>
          </table:table-cell>
          <table:table-cell table:style-name="ce15" office:value-type="float" office:value="2.25" calcext:value-type="float">
            <text:p>2.25</text:p>
          </table:table-cell>
          <table:table-cell table:style-name="ce13" office:value-type="float" office:value="2.121" calcext:value-type="float">
            <text:p>2.121</text:p>
          </table:table-cell>
          <table:table-cell table:style-name="ce13" office:value-type="float" office:value="2.118" calcext:value-type="float">
            <text:p>2.118</text:p>
          </table:table-cell>
          <table:table-cell table:style-name="ce13" office:value-type="float" office:value="2.084" calcext:value-type="float">
            <text:p>2.084</text:p>
          </table:table-cell>
          <table:table-cell table:style-name="ce13" office:value-type="float" office:value="2.119" calcext:value-type="float">
            <text:p>2.119</text:p>
          </table:table-cell>
          <table:table-cell table:style-name="ce13" office:value-type="float" office:value="2.064" calcext:value-type="float">
            <text:p>2.064</text:p>
          </table:table-cell>
          <table:table-cell table:style-name="ce17"/>
          <table:table-cell table:style-name="ce14" office:value-type="float" office:value="562" calcext:value-type="float">
            <text:p>56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CA order</text:p>
          </table:table-cell>
          <table:table-cell table:number-columns-repeated="10"/>
          <table:table-cell office:value-type="string" calcext:value-type="string">
            <text:p>G and H rows are blank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-2-1</text:p>
          </table:table-cell>
          <table:table-cell office:value-type="string" calcext:value-type="string">
            <text:p>1-3-3</text:p>
          </table:table-cell>
          <table:table-cell office:value-type="string" calcext:value-type="string">
            <text:p>3-3-8</text:p>
          </table:table-cell>
          <table:table-cell office:value-type="string" calcext:value-type="string">
            <text:p>1A31</text:p>
          </table:table-cell>
          <table:table-cell office:value-type="string" calcext:value-type="string">
            <text:p>MCL1</text:p>
          </table:table-cell>
          <table:table-cell office:value-type="string" calcext:value-type="string">
            <text:p>5-2-7</text:p>
          </table:table-cell>
          <table:table-cell office:value-type="string" calcext:value-type="string">
            <text:p>5-3-5</text:p>
          </table:table-cell>
          <table:table-cell office:value-type="string" calcext:value-type="string">
            <text:p>NoT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-2-1</text:p>
          </table:table-cell>
          <table:table-cell office:value-type="string" calcext:value-type="string">
            <text:p>1-3-3</text:p>
          </table:table-cell>
          <table:table-cell office:value-type="string" calcext:value-type="string">
            <text:p>3-3-8</text:p>
          </table:table-cell>
          <table:table-cell office:value-type="string" calcext:value-type="string">
            <text:p>1A31</text:p>
          </table:table-cell>
          <table:table-cell office:value-type="string" calcext:value-type="string">
            <text:p>MCL1</text:p>
          </table:table-cell>
          <table:table-cell office:value-type="string" calcext:value-type="string">
            <text:p>5-2-7</text:p>
          </table:table-cell>
          <table:table-cell office:value-type="string" calcext:value-type="string">
            <text:p>5-3-5</text:p>
          </table:table-cell>
          <table:table-cell office:value-type="string" calcext:value-type="string">
            <text:p>NoT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132L</text:p>
          </table:table-cell>
          <table:table-cell office:value-type="string" calcext:value-type="string">
            <text:p>1A32</text:p>
          </table:table-cell>
          <table:table-cell office:value-type="string" calcext:value-type="string">
            <text:p>1A32-2</text:p>
          </table:table-cell>
          <table:table-cell office:value-type="string" calcext:value-type="string">
            <text:p>Cp8B1</text:p>
          </table:table-cell>
          <table:table-cell office:value-type="string" calcext:value-type="string">
            <text:p>3-2-2</text:p>
          </table:table-cell>
          <table:table-cell office:value-type="string" calcext:value-type="string">
            <text:p>5-3-3</text:p>
          </table:table-cell>
          <table:table-cell office:value-type="string" calcext:value-type="string">
            <text:p>GpA</text:p>
          </table:table-cell>
          <table:table-cell office:value-type="string" calcext:value-type="string">
            <text:p>3-3-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132L</text:p>
          </table:table-cell>
          <table:table-cell office:value-type="string" calcext:value-type="string">
            <text:p>1A32</text:p>
          </table:table-cell>
          <table:table-cell office:value-type="string" calcext:value-type="string">
            <text:p>1A32-2</text:p>
          </table:table-cell>
          <table:table-cell office:value-type="string" calcext:value-type="string">
            <text:p>Cp8B1</text:p>
          </table:table-cell>
          <table:table-cell office:value-type="string" calcext:value-type="string">
            <text:p>3-2-2</text:p>
          </table:table-cell>
          <table:table-cell office:value-type="string" calcext:value-type="string">
            <text:p>5-3-3</text:p>
          </table:table-cell>
          <table:table-cell office:value-type="string" calcext:value-type="string">
            <text:p>GpA</text:p>
          </table:table-cell>
          <table:table-cell office:value-type="string" calcext:value-type="string">
            <text:p>3-3-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s</text:p>
          </table:table-cell>
          <table:table-cell table:style-name="ce18" office:value-type="string" calcext:value-type="string">
            <text:p>S1</text:p>
          </table:table-cell>
          <table:table-cell table:style-name="ce18" office:value-type="string" calcext:value-type="string">
            <text:p>S2</text:p>
          </table:table-cell>
          <table:table-cell table:style-name="ce18" office:value-type="string" calcext:value-type="string">
            <text:p>S3</text:p>
          </table:table-cell>
          <table:table-cell table:style-name="ce18" office:value-type="string" calcext:value-type="string">
            <text:p>S4</text:p>
          </table:table-cell>
          <table:table-cell table:style-name="ce18" office:value-type="string" calcext:value-type="string">
            <text:p>S5</text:p>
          </table:table-cell>
          <table:table-cell table:style-name="ce18" office:value-type="string" calcext:value-type="string">
            <text:p>S6</text:p>
          </table:table-cell>
          <table:table-cell table:style-name="ce18" office:value-type="string" calcext:value-type="string">
            <text:p>S7</text:p>
          </table:table-cell>
          <table:table-cell table:style-name="ce18" office:value-type="string" calcext:value-type="string">
            <text:p>S8</text:p>
          </table:table-cell>
          <table:table-cell table:style-name="ce18" office:value-type="string" calcext:value-type="string">
            <text:p>S9</text:p>
          </table:table-cell>
          <table:table-cell table:style-name="ce18" office:value-type="string" calcext:value-type="string">
            <text:p>GpA 1</text:p>
          </table:table-cell>
          <table:table-cell table:style-name="ce18" office:value-type="string" calcext:value-type="string">
            <text:p>G83I 1</text:p>
          </table:table-cell>
          <table:table-cell table:style-name="ce18" office:value-type="string" calcext:value-type="string">
            <text:p>NoTM 1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GpA 1</text:p>
          </table:table-cell>
          <table:table-cell office:value-type="string" calcext:value-type="string">
            <text:p>G83I 1</text:p>
          </table:table-cell>
          <table:table-cell office:value-type="string" calcext:value-type="string">
            <text:p>NoTM 1</text:p>
          </table:table-cell>
          <table:table-cell table:number-columns-repeated="998"/>
        </table:table-row>
        <table:table-row table:style-name="ro1">
          <table:table-cell/>
          <table:table-cell table:formula="of:=AVERAGE([.B2:.B3])" office:value-type="float" office:value="2.9355" calcext:value-type="float">
            <text:p>2.9355</text:p>
          </table:table-cell>
          <table:table-cell table:formula="of:=AVERAGE([.C2:.C3])" office:value-type="float" office:value="2.4875" calcext:value-type="float">
            <text:p>2.4875</text:p>
          </table:table-cell>
          <table:table-cell table:formula="of:=AVERAGE([.D2:.D3])" office:value-type="float" office:value="1.7825" calcext:value-type="float">
            <text:p>1.7825</text:p>
          </table:table-cell>
          <table:table-cell table:formula="of:=AVERAGE([.E2:.E3])" office:value-type="float" office:value="1.415" calcext:value-type="float">
            <text:p>1.415</text:p>
          </table:table-cell>
          <table:table-cell table:formula="of:=AVERAGE([.F2:.F3])" office:value-type="float" office:value="0.962" calcext:value-type="float">
            <text:p>0.962</text:p>
          </table:table-cell>
          <table:table-cell table:formula="of:=AVERAGE([.G2:.G3])" office:value-type="float" office:value="0.5925" calcext:value-type="float">
            <text:p>0.5925</text:p>
          </table:table-cell>
          <table:table-cell table:formula="of:=AVERAGE([.H2:.H3])" office:value-type="float" office:value="0.3545" calcext:value-type="float">
            <text:p>0.3545</text:p>
          </table:table-cell>
          <table:table-cell table:formula="of:=AVERAGE([.I2:.I3])" office:value-type="float" office:value="0.138" calcext:value-type="float">
            <text:p>0.138</text:p>
          </table:table-cell>
          <table:table-cell table:formula="of:=AVERAGE([.J2:.J3])" office:value-type="float" office:value="0.118" calcext:value-type="float">
            <text:p>0.118</text:p>
          </table:table-cell>
          <table:table-cell table:formula="of:=AVERAGE([.K2:.K3])" office:value-type="float" office:value="2.451" calcext:value-type="float">
            <text:p>2.451</text:p>
          </table:table-cell>
          <table:table-cell table:formula="of:=AVERAGE([.L2:.L3])" office:value-type="float" office:value="2.2245" calcext:value-type="float">
            <text:p>2.2245</text:p>
          </table:table-cell>
          <table:table-cell table:formula="of:=AVERAGE([.M2:.M3])" office:value-type="float" office:value="2.0405" calcext:value-type="float">
            <text:p>2.0405</text:p>
          </table:table-cell>
          <table:table-cell/>
          <table:table-cell office:value-type="float" office:value="2.9355" calcext:value-type="float">
            <text:p>2.9355</text:p>
          </table:table-cell>
          <table:table-cell office:value-type="float" office:value="2.4875" calcext:value-type="float">
            <text:p>2.4875</text:p>
          </table:table-cell>
          <table:table-cell office:value-type="float" office:value="1.7825" calcext:value-type="float">
            <text:p>1.7825</text:p>
          </table:table-cell>
          <table:table-cell office:value-type="float" office:value="1.415" calcext:value-type="float">
            <text:p>1.415</text:p>
          </table:table-cell>
          <table:table-cell office:value-type="float" office:value="0.962" calcext:value-type="float">
            <text:p>0.962</text:p>
          </table:table-cell>
          <table:table-cell office:value-type="float" office:value="0.5925" calcext:value-type="float">
            <text:p>0.5925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8" calcext:value-type="float">
            <text:p>0.118</text:p>
          </table:table-cell>
          <table:table-cell office:value-type="float" office:value="2.451" calcext:value-type="float">
            <text:p>2.451</text:p>
          </table:table-cell>
          <table:table-cell office:value-type="float" office:value="2.2245" calcext:value-type="float">
            <text:p>2.2245</text:p>
          </table:table-cell>
          <table:table-cell office:value-type="float" office:value="2.0405" calcext:value-type="float">
            <text:p>2.0405</text:p>
          </table:table-cell>
          <table:table-cell table:number-columns-repeated="998"/>
        </table:table-row>
        <table:table-row table:style-name="ro1">
          <table:table-cell/>
          <table:table-cell table:style-name="ce18" office:value-type="string" calcext:value-type="string">
            <text:p>G10 2</text:p>
          </table:table-cell>
          <table:table-cell table:style-name="ce18" office:value-type="string" calcext:value-type="string">
            <text:p>G2 2 </text:p>
          </table:table-cell>
          <table:table-cell table:style-name="ce18" office:value-type="string" calcext:value-type="string">
            <text:p>G4 2 </text:p>
          </table:table-cell>
          <table:table-cell table:style-name="ce18" office:value-type="string" calcext:value-type="string">
            <text:p>C1 2 </text:p>
          </table:table-cell>
          <table:table-cell table:style-name="ce18" office:value-type="string" calcext:value-type="string">
            <text:p>C3 2 </text:p>
          </table:table-cell>
          <table:table-cell table:style-name="ce18" office:value-type="string" calcext:value-type="string">
            <text:p>C5 2</text:p>
          </table:table-cell>
          <table:table-cell table:style-name="ce18" office:value-type="string" calcext:value-type="string">
            <text:p>R1 2</text:p>
          </table:table-cell>
          <table:table-cell table:style-name="ce18" office:value-type="string" calcext:value-type="string">
            <text:p>5-4 2</text:p>
          </table:table-cell>
          <table:table-cell table:number-columns-repeated="5"/>
          <table:table-cell office:value-type="string" calcext:value-type="string">
            <text:p>G10 2</text:p>
          </table:table-cell>
          <table:table-cell office:value-type="string" calcext:value-type="string">
            <text:p>G2 2 </text:p>
          </table:table-cell>
          <table:table-cell office:value-type="string" calcext:value-type="string">
            <text:p>G4 2 </text:p>
          </table:table-cell>
          <table:table-cell office:value-type="string" calcext:value-type="string">
            <text:p>C1 2 </text:p>
          </table:table-cell>
          <table:table-cell office:value-type="string" calcext:value-type="string">
            <text:p>C3 2 </text:p>
          </table:table-cell>
          <table:table-cell office:value-type="string" calcext:value-type="string">
            <text:p>C5 2</text:p>
          </table:table-cell>
          <table:table-cell office:value-type="string" calcext:value-type="string">
            <text:p>R1 2</text:p>
          </table:table-cell>
          <table:table-cell office:value-type="string" calcext:value-type="string">
            <text:p>5-4 2</text:p>
          </table:table-cell>
          <table:table-cell table:number-columns-repeated="1002"/>
        </table:table-row>
        <table:table-row table:style-name="ro1">
          <table:table-cell/>
          <table:table-cell table:formula="of:=AVERAGE([.B4:.B5])" office:value-type="float" office:value="2.247" calcext:value-type="float">
            <text:p>2.247</text:p>
          </table:table-cell>
          <table:table-cell table:formula="of:=AVERAGE([.C4:.C5])" office:value-type="float" office:value="2.347" calcext:value-type="float">
            <text:p>2.347</text:p>
          </table:table-cell>
          <table:table-cell table:formula="of:=AVERAGE([.D4:.D5])" office:value-type="float" office:value="2.2675" calcext:value-type="float">
            <text:p>2.2675</text:p>
          </table:table-cell>
          <table:table-cell table:formula="of:=AVERAGE([.E4:.E5])" office:value-type="float" office:value="2.227" calcext:value-type="float">
            <text:p>2.227</text:p>
          </table:table-cell>
          <table:table-cell table:formula="of:=AVERAGE([.F4:.F5])" office:value-type="float" office:value="2.237" calcext:value-type="float">
            <text:p>2.237</text:p>
          </table:table-cell>
          <table:table-cell table:formula="of:=AVERAGE([.G4:.G5])" office:value-type="float" office:value="2.245" calcext:value-type="float">
            <text:p>2.245</text:p>
          </table:table-cell>
          <table:table-cell table:formula="of:=AVERAGE([.H4:.H5])" office:value-type="float" office:value="2.3055" calcext:value-type="float">
            <text:p>2.3055</text:p>
          </table:table-cell>
          <table:table-cell table:formula="of:=AVERAGE([.I4:.I5])" office:value-type="float" office:value="2.4325" calcext:value-type="float">
            <text:p>2.4325</text:p>
          </table:table-cell>
          <table:table-cell table:number-columns-repeated="5"/>
          <table:table-cell office:value-type="float" office:value="2.247" calcext:value-type="float">
            <text:p>2.247</text:p>
          </table:table-cell>
          <table:table-cell office:value-type="float" office:value="2.347" calcext:value-type="float">
            <text:p>2.347</text:p>
          </table:table-cell>
          <table:table-cell office:value-type="float" office:value="2.2675" calcext:value-type="float">
            <text:p>2.2675</text:p>
          </table:table-cell>
          <table:table-cell office:value-type="float" office:value="2.227" calcext:value-type="float">
            <text:p>2.227</text:p>
          </table:table-cell>
          <table:table-cell office:value-type="float" office:value="2.237" calcext:value-type="float">
            <text:p>2.237</text:p>
          </table:table-cell>
          <table:table-cell office:value-type="float" office:value="2.245" calcext:value-type="float">
            <text:p>2.245</text:p>
          </table:table-cell>
          <table:table-cell office:value-type="float" office:value="2.3055" calcext:value-type="float">
            <text:p>2.3055</text:p>
          </table:table-cell>
          <table:table-cell office:value-type="float" office:value="2.4325" calcext:value-type="float">
            <text:p>2.4325</text:p>
          </table:table-cell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>
            <text:p>1A32 2</text:p>
          </table:table-cell>
          <table:table-cell table:style-name="ce18" office:value-type="string" calcext:value-type="string">
            <text:p>K132L 2</text:p>
          </table:table-cell>
          <table:table-cell table:style-name="ce18" office:value-type="string" calcext:value-type="string">
            <text:p>1A32-2 2 </text:p>
          </table:table-cell>
          <table:table-cell table:style-name="ce18" office:value-type="string" calcext:value-type="string">
            <text:p>MCH 2</text:p>
          </table:table-cell>
          <table:table-cell table:style-name="ce18" office:value-type="string" calcext:value-type="string">
            <text:p>1A32 1</text:p>
          </table:table-cell>
          <table:table-cell table:style-name="ce18" office:value-type="string" calcext:value-type="string">
            <text:p>K132L 1 </text:p>
          </table:table-cell>
          <table:table-cell table:style-name="ce18" office:value-type="string" calcext:value-type="string">
            <text:p>1A32-2 1 </text:p>
          </table:table-cell>
          <table:table-cell table:style-name="ce18" office:value-type="string" calcext:value-type="string">
            <text:p>MCH 1</text:p>
          </table:table-cell>
          <table:table-cell table:number-columns-repeated="5"/>
          <table:table-cell office:value-type="string" calcext:value-type="string">
            <text:p>1A32 2</text:p>
          </table:table-cell>
          <table:table-cell office:value-type="string" calcext:value-type="string">
            <text:p>K132L 2</text:p>
          </table:table-cell>
          <table:table-cell office:value-type="string" calcext:value-type="string">
            <text:p>1A32-2 2 </text:p>
          </table:table-cell>
          <table:table-cell office:value-type="string" calcext:value-type="string">
            <text:p>MCH 2</text:p>
          </table:table-cell>
          <table:table-cell office:value-type="string" calcext:value-type="string">
            <text:p>1A32 1</text:p>
          </table:table-cell>
          <table:table-cell office:value-type="string" calcext:value-type="string">
            <text:p>K132L 1 </text:p>
          </table:table-cell>
          <table:table-cell office:value-type="string" calcext:value-type="string">
            <text:p>1A32-2 1 </text:p>
          </table:table-cell>
          <table:table-cell office:value-type="string" calcext:value-type="string">
            <text:p>MCH 1</text:p>
          </table:table-cell>
          <table:table-cell table:number-columns-repeated="1002"/>
        </table:table-row>
        <table:table-row table:style-name="ro1">
          <table:table-cell/>
          <table:table-cell table:formula="of:=AVERAGE([.B6:.B7])" office:value-type="float" office:value="2.2665" calcext:value-type="float">
            <text:p>2.2665</text:p>
          </table:table-cell>
          <table:table-cell table:formula="of:=AVERAGE([.C6:.C7])" office:value-type="float" office:value="2.3275" calcext:value-type="float">
            <text:p>2.3275</text:p>
          </table:table-cell>
          <table:table-cell table:formula="of:=AVERAGE([.D6:.D7])" office:value-type="float" office:value="2.267" calcext:value-type="float">
            <text:p>2.267</text:p>
          </table:table-cell>
          <table:table-cell table:formula="of:=AVERAGE([.E6:.E7])" office:value-type="float" office:value="2.2025" calcext:value-type="float">
            <text:p>2.2025</text:p>
          </table:table-cell>
          <table:table-cell table:formula="of:=AVERAGE([.F6:.F7])" office:value-type="float" office:value="2.1145" calcext:value-type="float">
            <text:p>2.1145</text:p>
          </table:table-cell>
          <table:table-cell table:formula="of:=AVERAGE([.G6:.G7])" office:value-type="float" office:value="2.1195" calcext:value-type="float">
            <text:p>2.1195</text:p>
          </table:table-cell>
          <table:table-cell table:formula="of:=AVERAGE([.H6:.H7])" office:value-type="float" office:value="2.1345" calcext:value-type="float">
            <text:p>2.1345</text:p>
          </table:table-cell>
          <table:table-cell table:formula="of:=AVERAGE([.I6:.I7])" office:value-type="float" office:value="2.041" calcext:value-type="float">
            <text:p>2.041</text:p>
          </table:table-cell>
          <table:table-cell table:number-columns-repeated="5"/>
          <table:table-cell office:value-type="float" office:value="2.2665" calcext:value-type="float">
            <text:p>2.2665</text:p>
          </table:table-cell>
          <table:table-cell office:value-type="float" office:value="2.3275" calcext:value-type="float">
            <text:p>2.3275</text:p>
          </table:table-cell>
          <table:table-cell office:value-type="float" office:value="2.267" calcext:value-type="float">
            <text:p>2.267</text:p>
          </table:table-cell>
          <table:table-cell office:value-type="float" office:value="2.2025" calcext:value-type="float">
            <text:p>2.2025</text:p>
          </table:table-cell>
          <table:table-cell office:value-type="float" office:value="2.1145" calcext:value-type="float">
            <text:p>2.1145</text:p>
          </table:table-cell>
          <table:table-cell office:value-type="float" office:value="2.1195" calcext:value-type="float">
            <text:p>2.1195</text:p>
          </table:table-cell>
          <table:table-cell office:value-type="float" office:value="2.1345" calcext:value-type="float">
            <text:p>2.1345</text:p>
          </table:table-cell>
          <table:table-cell office:value-type="float" office:value="2.041" calcext:value-type="float">
            <text:p>2.041</text:p>
          </table:table-cell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>
            <text:p>GpA 2</text:p>
          </table:table-cell>
          <table:table-cell table:style-name="ce18" office:value-type="string" calcext:value-type="string">
            <text:p>G83I 2</text:p>
          </table:table-cell>
          <table:table-cell table:style-name="ce18" office:value-type="string" calcext:value-type="string">
            <text:p>NoTM 2</text:p>
          </table:table-cell>
          <table:table-cell table:style-name="ce18" office:value-type="string" calcext:value-type="string">
            <text:p>G10 1</text:p>
          </table:table-cell>
          <table:table-cell table:style-name="ce18" office:value-type="string" calcext:value-type="string">
            <text:p>G2 1</text:p>
          </table:table-cell>
          <table:table-cell table:style-name="ce18" office:value-type="string" calcext:value-type="string">
            <text:p>G4 1</text:p>
          </table:table-cell>
          <table:table-cell table:style-name="ce18" office:value-type="string" calcext:value-type="string">
            <text:p>C1 1</text:p>
          </table:table-cell>
          <table:table-cell table:style-name="ce18" office:value-type="string" calcext:value-type="string">
            <text:p>C3 1</text:p>
          </table:table-cell>
          <table:table-cell table:style-name="ce18" office:value-type="string" calcext:value-type="string">
            <text:p>C5 1</text:p>
          </table:table-cell>
          <table:table-cell table:style-name="ce18" office:value-type="string" calcext:value-type="string">
            <text:p>R1 1</text:p>
          </table:table-cell>
          <table:table-cell table:style-name="ce18" office:value-type="string" calcext:value-type="string">
            <text:p>5-4 1</text:p>
          </table:table-cell>
          <table:table-cell table:number-columns-repeated="2"/>
          <table:table-cell office:value-type="string" calcext:value-type="string">
            <text:p>GpA 2</text:p>
          </table:table-cell>
          <table:table-cell office:value-type="string" calcext:value-type="string">
            <text:p>G83I 2</text:p>
          </table:table-cell>
          <table:table-cell office:value-type="string" calcext:value-type="string">
            <text:p>NoTM 2</text:p>
          </table:table-cell>
          <table:table-cell office:value-type="string" calcext:value-type="string">
            <text:p>G10 1</text:p>
          </table:table-cell>
          <table:table-cell office:value-type="string" calcext:value-type="string">
            <text:p>G2 1</text:p>
          </table:table-cell>
          <table:table-cell office:value-type="string" calcext:value-type="string">
            <text:p>G4 1</text:p>
          </table:table-cell>
          <table:table-cell office:value-type="string" calcext:value-type="string">
            <text:p>C1 1</text:p>
          </table:table-cell>
          <table:table-cell office:value-type="string" calcext:value-type="string">
            <text:p>C3 1</text:p>
          </table:table-cell>
          <table:table-cell office:value-type="string" calcext:value-type="string">
            <text:p>C5 1</text:p>
          </table:table-cell>
          <table:table-cell office:value-type="string" calcext:value-type="string">
            <text:p>R1 1</text:p>
          </table:table-cell>
          <table:table-cell office:value-type="string" calcext:value-type="string">
            <text:p>5-4 1</text:p>
          </table:table-cell>
          <table:table-cell table:number-columns-repeated="999"/>
        </table:table-row>
        <table:table-row table:style-name="ro1">
          <table:table-cell/>
          <table:table-cell table:formula="of:=AVERAGE([.B8:.B9])" office:value-type="float" office:value="2.2835" calcext:value-type="float">
            <text:p>2.2835</text:p>
          </table:table-cell>
          <table:table-cell table:formula="of:=AVERAGE([.C8:.C9])" office:value-type="float" office:value="2.3335" calcext:value-type="float">
            <text:p>2.3335</text:p>
          </table:table-cell>
          <table:table-cell table:formula="of:=AVERAGE([.D8:.D9])" office:value-type="float" office:value="2.031" calcext:value-type="float">
            <text:p>2.031</text:p>
          </table:table-cell>
          <table:table-cell table:formula="of:=AVERAGE([.E8:.E9])" office:value-type="float" office:value="2.1805" calcext:value-type="float">
            <text:p>2.1805</text:p>
          </table:table-cell>
          <table:table-cell table:formula="of:=AVERAGE([.F8:.F9])" office:value-type="float" office:value="2.219" calcext:value-type="float">
            <text:p>2.219</text:p>
          </table:table-cell>
          <table:table-cell table:formula="of:=AVERAGE([.G8:.G9])" office:value-type="float" office:value="2.199" calcext:value-type="float">
            <text:p>2.199</text:p>
          </table:table-cell>
          <table:table-cell table:formula="of:=AVERAGE([.H8:.H9])" office:value-type="float" office:value="2.131" calcext:value-type="float">
            <text:p>2.131</text:p>
          </table:table-cell>
          <table:table-cell table:formula="of:=AVERAGE([.I8:.I9])" office:value-type="float" office:value="2.134" calcext:value-type="float">
            <text:p>2.134</text:p>
          </table:table-cell>
          <table:table-cell table:formula="of:=AVERAGE([.J8:.J9])" office:value-type="float" office:value="2.069" calcext:value-type="float">
            <text:p>2.069</text:p>
          </table:table-cell>
          <table:table-cell table:formula="of:=AVERAGE([.K8:.K9])" office:value-type="float" office:value="2.2775" calcext:value-type="float">
            <text:p>2.2775</text:p>
          </table:table-cell>
          <table:table-cell table:formula="of:=AVERAGE([.L8:.L9])" office:value-type="float" office:value="2.2245" calcext:value-type="float">
            <text:p>2.2245</text:p>
          </table:table-cell>
          <table:table-cell table:number-columns-repeated="2"/>
          <table:table-cell office:value-type="float" office:value="2.2835" calcext:value-type="float">
            <text:p>2.2835</text:p>
          </table:table-cell>
          <table:table-cell office:value-type="float" office:value="2.3335" calcext:value-type="float">
            <text:p>2.3335</text:p>
          </table:table-cell>
          <table:table-cell office:value-type="float" office:value="2.031" calcext:value-type="float">
            <text:p>2.031</text:p>
          </table:table-cell>
          <table:table-cell office:value-type="float" office:value="2.1805" calcext:value-type="float">
            <text:p>2.1805</text:p>
          </table:table-cell>
          <table:table-cell office:value-type="float" office:value="2.219" calcext:value-type="float">
            <text:p>2.219</text:p>
          </table:table-cell>
          <table:table-cell office:value-type="float" office:value="2.199" calcext:value-type="float">
            <text:p>2.199</text:p>
          </table:table-cell>
          <table:table-cell office:value-type="float" office:value="2.131" calcext:value-type="float">
            <text:p>2.131</text:p>
          </table:table-cell>
          <table:table-cell office:value-type="float" office:value="2.134" calcext:value-type="float">
            <text:p>2.134</text:p>
          </table:table-cell>
          <table:table-cell office:value-type="float" office:value="2.069" calcext:value-type="float">
            <text:p>2.069</text:p>
          </table:table-cell>
          <table:table-cell office:value-type="float" office:value="2.2775" calcext:value-type="float">
            <text:p>2.2775</text:p>
          </table:table-cell>
          <table:table-cell office:value-type="float" office:value="2.2245" calcext:value-type="float">
            <text:p>2.2245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 well western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Concentrations</text:p>
          </table:table-cell>
          <table:table-cell table:number-columns-repeated="6"/>
          <table:table-cell office:value-type="string" calcext:value-type="string">
            <text:p>S1</text:p>
          </table:table-cell>
          <table:table-cell office:value-type="float" office:value="2.9355" calcext:value-type="float">
            <text:p>2.93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CA</text:p>
          </table:table-cell>
          <table:table-cell office:value-type="string" calcext:value-type="string">
            <text:p>Protein concentration by BCA assay (ug/mL)</text:p>
          </table:table-cell>
          <table:table-cell office:value-type="string" calcext:value-type="string">
            <text:p>Normalize to lowest</text:p>
          </table:table-cell>
          <table:table-cell office:value-type="string" calcext:value-type="string">
            <text:p>Normalize per well</text:p>
          </table:table-cell>
          <table:table-cell office:value-type="string" calcext:value-type="string">
            <text:p>Fill H2O per well</text:p>
          </table:table-cell>
          <table:table-cell table:number-columns-repeated="8"/>
          <table:table-cell office:value-type="string" calcext:value-type="string">
            <text:p>S2</text:p>
          </table:table-cell>
          <table:table-cell office:value-type="float" office:value="2.4875" calcext:value-type="float">
            <text:p>2.4875</text:p>
          </table:table-cell>
          <table:table-cell table:number-columns-repeated="1008"/>
        </table:table-row>
        <table:table-row table:style-name="ro1">
          <table:table-cell table:formula="of:=[.O37]" office:value-type="string" office:string-value="GpA 1" calcext:value-type="string">
            <text:p>GpA 1</text:p>
          </table:table-cell>
          <table:table-cell table:formula="of:=[.P37]" office:value-type="float" office:value="2.451" calcext:value-type="float">
            <text:p>2.451</text:p>
          </table:table-cell>
          <table:table-cell table:formula="of:=677.26*[.B30]-128.28" office:value-type="float" office:value="1531.68426" calcext:value-type="float">
            <text:p>1531.68426</text:p>
          </table:table-cell>
          <table:table-cell table:formula="of:=[.C30]/[.$C$51]" office:value-type="float" office:value="1.22806382623657" calcext:value-type="float">
            <text:p>1.22806382623657</text:p>
          </table:table-cell>
          <table:table-cell table:style-name="ce19" table:formula="of:=[.$B$28]/[.D30]" office:value-type="float" office:value="24.4286977265145" calcext:value-type="float">
            <text:p>24.43</text:p>
          </table:table-cell>
          <table:table-cell table:style-name="ce19" table:formula="of:=[.$B$28]-[.E30]" office:value-type="float" office:value="5.57130227348553" calcext:value-type="float">
            <text:p>5.57</text:p>
          </table:table-cell>
          <table:table-cell table:number-columns-repeated="8"/>
          <table:table-cell office:value-type="string" calcext:value-type="string">
            <text:p>S3</text:p>
          </table:table-cell>
          <table:table-cell office:value-type="float" office:value="1.7825" calcext:value-type="float">
            <text:p>1.7825</text:p>
          </table:table-cell>
          <table:table-cell table:number-columns-repeated="1008"/>
        </table:table-row>
        <table:table-row table:style-name="ro1">
          <table:table-cell table:formula="of:=[.O38]" office:value-type="string" office:string-value="G83I 1" calcext:value-type="string">
            <text:p>G83I 1</text:p>
          </table:table-cell>
          <table:table-cell table:formula="of:=[.P38]" office:value-type="float" office:value="2.2245" calcext:value-type="float">
            <text:p>2.2245</text:p>
          </table:table-cell>
          <table:table-cell table:formula="of:=677.26*[.B31]-128.28" office:value-type="float" office:value="1378.28487" calcext:value-type="float">
            <text:p>1378.28487</text:p>
          </table:table-cell>
          <table:table-cell table:formula="of:=[.C31]/[.$C$51]" office:value-type="float" office:value="1.10507226280185" calcext:value-type="float">
            <text:p>1.10507226280185</text:p>
          </table:table-cell>
          <table:table-cell table:style-name="ce19" table:formula="of:=[.$B$28]/[.D31]" office:value-type="float" office:value="27.1475459206049" calcext:value-type="float">
            <text:p>27.15</text:p>
          </table:table-cell>
          <table:table-cell table:style-name="ce19" table:formula="of:=[.$B$28]-[.E31]" office:value-type="float" office:value="2.85245407939507" calcext:value-type="float">
            <text:p>2.85</text:p>
          </table:table-cell>
          <table:table-cell table:number-columns-repeated="8"/>
          <table:table-cell office:value-type="string" calcext:value-type="string">
            <text:p>S4</text:p>
          </table:table-cell>
          <table:table-cell office:value-type="float" office:value="1.415" calcext:value-type="float">
            <text:p>1.415</text:p>
          </table:table-cell>
          <table:table-cell table:number-columns-repeated="1008"/>
        </table:table-row>
        <table:table-row table:style-name="ro1">
          <table:table-cell table:formula="of:=[.O39]" office:value-type="string" office:string-value="NoTM 1" calcext:value-type="string">
            <text:p>NoTM 1</text:p>
          </table:table-cell>
          <table:table-cell table:formula="of:=[.P39]" office:value-type="float" office:value="2.0405" calcext:value-type="float">
            <text:p>2.0405</text:p>
          </table:table-cell>
          <table:table-cell table:formula="of:=677.26*[.B32]-128.28" office:value-type="float" office:value="1253.66903" calcext:value-type="float">
            <text:p>1253.66903</text:p>
          </table:table-cell>
          <table:table-cell table:formula="of:=[.C32]/[.$C$51]" office:value-type="float" office:value="1.00515858654583" calcext:value-type="float">
            <text:p>1.00515858654583</text:p>
          </table:table-cell>
          <table:table-cell table:style-name="ce19" table:formula="of:=[.$B$28]/[.D32]" office:value-type="float" office:value="29.8460366369583" calcext:value-type="float">
            <text:p>29.85</text:p>
          </table:table-cell>
          <table:table-cell table:style-name="ce19" table:formula="of:=[.$B$28]-[.E32]" office:value-type="float" office:value="0.153963363041679" calcext:value-type="float">
            <text:p>0.15</text:p>
          </table:table-cell>
          <table:table-cell table:number-columns-repeated="6"/>
          <table:table-cell office:value-type="string" calcext:value-type="string">
            <text:p>BSA (ug/mL)</text:p>
          </table:table-cell>
          <table:table-cell/>
          <table:table-cell office:value-type="string" calcext:value-type="string">
            <text:p>S5</text:p>
          </table:table-cell>
          <table:table-cell office:value-type="float" office:value="0.962" calcext:value-type="float">
            <text:p>0.962</text:p>
          </table:table-cell>
          <table:table-cell table:number-columns-repeated="1008"/>
        </table:table-row>
        <table:table-row table:style-name="ro1">
          <table:table-cell table:formula="of:=[.O40]" office:value-type="string" office:string-value="G10 2" calcext:value-type="string">
            <text:p>G10 2</text:p>
          </table:table-cell>
          <table:table-cell table:formula="of:=[.P40]" office:value-type="float" office:value="2.247" calcext:value-type="float">
            <text:p>2.247</text:p>
          </table:table-cell>
          <table:table-cell table:formula="of:=677.26*[.B33]-128.28" office:value-type="float" office:value="1393.52322" calcext:value-type="float">
            <text:p>1393.52322</text:p>
          </table:table-cell>
          <table:table-cell table:formula="of:=[.C33]/[.$C$51]" office:value-type="float" office:value="1.11728996777881" calcext:value-type="float">
            <text:p>1.11728996777881</text:p>
          </table:table-cell>
          <table:table-cell table:style-name="ce19" table:formula="of:=[.$B$28]/[.D33]" office:value-type="float" office:value="26.8506841242301" calcext:value-type="float">
            <text:p>26.85</text:p>
          </table:table-cell>
          <table:table-cell table:style-name="ce19" table:formula="of:=[.$B$28]-[.E33]" office:value-type="float" office:value="3.14931587576991" calcext:value-type="float">
            <text:p>3.15</text:p>
          </table:table-cell>
          <table:table-cell table:number-columns-repeated="4"/>
          <table:table-cell office:value-type="string" calcext:value-type="string">
            <text:p>S1</text:p>
          </table:table-cell>
          <table:table-cell office:value-type="float" office:value="2.9355" calcext:value-type="float">
            <text:p>2.935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S6</text:p>
          </table:table-cell>
          <table:table-cell office:value-type="float" office:value="0.5925" calcext:value-type="float">
            <text:p>0.5925</text:p>
          </table:table-cell>
          <table:table-cell table:number-columns-repeated="1008"/>
        </table:table-row>
        <table:table-row table:style-name="ro1">
          <table:table-cell table:formula="of:=[.O41]" office:value-type="string" office:string-value="G2 2 " calcext:value-type="string">
            <text:p>G2 2 </text:p>
          </table:table-cell>
          <table:table-cell table:formula="of:=[.P41]" office:value-type="float" office:value="2.347" calcext:value-type="float">
            <text:p>2.347</text:p>
          </table:table-cell>
          <table:table-cell table:formula="of:=677.26*[.B34]-128.28" office:value-type="float" office:value="1461.24922" calcext:value-type="float">
            <text:p>1461.24922</text:p>
          </table:table-cell>
          <table:table-cell table:formula="of:=[.C34]/[.$C$51]" office:value-type="float" office:value="1.17159087878752" calcext:value-type="float">
            <text:p>1.17159087878752</text:p>
          </table:table-cell>
          <table:table-cell table:style-name="ce19" table:formula="of:=[.$B$28]/[.D34]" office:value-type="float" office:value="25.6062082277792" calcext:value-type="float">
            <text:p>25.61</text:p>
          </table:table-cell>
          <table:table-cell table:style-name="ce19" table:formula="of:=[.$B$28]-[.E34]" office:value-type="float" office:value="4.39379177222076" calcext:value-type="float">
            <text:p>4.39</text:p>
          </table:table-cell>
          <table:table-cell table:number-columns-repeated="4"/>
          <table:table-cell office:value-type="string" calcext:value-type="string">
            <text:p>S2</text:p>
          </table:table-cell>
          <table:table-cell office:value-type="float" office:value="2.4875" calcext:value-type="float">
            <text:p>2.4875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S7</text:p>
          </table:table-cell>
          <table:table-cell office:value-type="float" office:value="0.3545" calcext:value-type="float">
            <text:p>0.3545</text:p>
          </table:table-cell>
          <table:table-cell table:number-columns-repeated="1008"/>
        </table:table-row>
        <table:table-row table:style-name="ro1">
          <table:table-cell table:formula="of:=[.O42]" office:value-type="string" office:string-value="G4 2 " calcext:value-type="string">
            <text:p>G4 2 </text:p>
          </table:table-cell>
          <table:table-cell table:formula="of:=[.P42]" office:value-type="float" office:value="2.2675" calcext:value-type="float">
            <text:p>2.2675</text:p>
          </table:table-cell>
          <table:table-cell table:formula="of:=677.26*[.B35]-128.28" office:value-type="float" office:value="1407.40705" calcext:value-type="float">
            <text:p>1407.40705</text:p>
          </table:table-cell>
          <table:table-cell table:formula="of:=[.C35]/[.$C$51]" office:value-type="float" office:value="1.12842165453559" calcext:value-type="float">
            <text:p>1.12842165453559</text:p>
          </table:table-cell>
          <table:table-cell table:style-name="ce19" table:formula="of:=[.$B$28]/[.D35]" office:value-type="float" office:value="26.5858067145535" calcext:value-type="float">
            <text:p>26.59</text:p>
          </table:table-cell>
          <table:table-cell table:style-name="ce19" table:formula="of:=[.$B$28]-[.E35]" office:value-type="float" office:value="3.41419328544646" calcext:value-type="float">
            <text:p>3.41</text:p>
          </table:table-cell>
          <table:table-cell table:number-columns-repeated="4"/>
          <table:table-cell office:value-type="string" calcext:value-type="string">
            <text:p>S3</text:p>
          </table:table-cell>
          <table:table-cell office:value-type="float" office:value="1.7825" calcext:value-type="float">
            <text:p>1.782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S8</text:p>
          </table:table-cell>
          <table:table-cell office:value-type="float" office:value="0.138" calcext:value-type="float">
            <text:p>0.138</text:p>
          </table:table-cell>
          <table:table-cell table:number-columns-repeated="1008"/>
        </table:table-row>
        <table:table-row table:style-name="ro1">
          <table:table-cell table:formula="of:=[.O43]" office:value-type="string" office:string-value="C1 2 " calcext:value-type="string">
            <text:p>C1 2 </text:p>
          </table:table-cell>
          <table:table-cell table:formula="of:=[.P43]" office:value-type="float" office:value="2.227" calcext:value-type="float">
            <text:p>2.227</text:p>
          </table:table-cell>
          <table:table-cell table:formula="of:=677.26*[.B36]-128.28" office:value-type="float" office:value="1379.97802" calcext:value-type="float">
            <text:p>1379.97802</text:p>
          </table:table-cell>
          <table:table-cell table:formula="of:=[.C36]/[.$C$51]" office:value-type="float" office:value="1.10642978557707" calcext:value-type="float">
            <text:p>1.10642978557707</text:p>
          </table:table-cell>
          <table:table-cell table:style-name="ce19" table:formula="of:=[.$B$28]/[.D36]" office:value-type="float" office:value="27.1142375151743" calcext:value-type="float">
            <text:p>27.11</text:p>
          </table:table-cell>
          <table:table-cell table:style-name="ce19" table:formula="of:=[.$B$28]-[.E36]" office:value-type="float" office:value="2.88576248482568" calcext:value-type="float">
            <text:p>2.89</text:p>
          </table:table-cell>
          <table:table-cell table:number-columns-repeated="4"/>
          <table:table-cell office:value-type="string" calcext:value-type="string">
            <text:p>S4</text:p>
          </table:table-cell>
          <table:table-cell office:value-type="float" office:value="1.415" calcext:value-type="float">
            <text:p>1.415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9</text:p>
          </table:table-cell>
          <table:table-cell office:value-type="float" office:value="0.118" calcext:value-type="float">
            <text:p>0.118</text:p>
          </table:table-cell>
          <table:table-cell table:number-columns-repeated="1008"/>
        </table:table-row>
        <table:table-row table:style-name="ro1">
          <table:table-cell table:formula="of:=[.O44]" office:value-type="string" office:string-value="C3 2 " calcext:value-type="string">
            <text:p>C3 2 </text:p>
          </table:table-cell>
          <table:table-cell table:formula="of:=[.P44]" office:value-type="float" office:value="2.237" calcext:value-type="float">
            <text:p>2.237</text:p>
          </table:table-cell>
          <table:table-cell table:formula="of:=677.26*[.B37]-128.28" office:value-type="float" office:value="1386.75062" calcext:value-type="float">
            <text:p>1386.75062</text:p>
          </table:table-cell>
          <table:table-cell table:formula="of:=[.C37]/[.$C$51]" office:value-type="float" office:value="1.11185987667794" calcext:value-type="float">
            <text:p>1.11185987667794</text:p>
          </table:table-cell>
          <table:table-cell table:style-name="ce19" table:formula="of:=[.$B$28]/[.D37]" office:value-type="float" office:value="26.9818172498816" calcext:value-type="float">
            <text:p>26.98</text:p>
          </table:table-cell>
          <table:table-cell table:style-name="ce19" table:formula="of:=[.$B$28]-[.E37]" office:value-type="float" office:value="3.01818275011841" calcext:value-type="float">
            <text:p>3.02</text:p>
          </table:table-cell>
          <table:table-cell table:number-columns-repeated="4"/>
          <table:table-cell office:value-type="string" calcext:value-type="string">
            <text:p>S5</text:p>
          </table:table-cell>
          <table:table-cell office:value-type="float" office:value="0.962" calcext:value-type="float">
            <text:p>0.96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GpA 1</text:p>
          </table:table-cell>
          <table:table-cell office:value-type="float" office:value="2.451" calcext:value-type="float">
            <text:p>2.451</text:p>
          </table:table-cell>
          <table:table-cell table:number-columns-repeated="1008"/>
        </table:table-row>
        <table:table-row table:style-name="ro1">
          <table:table-cell table:formula="of:=[.O45]" office:value-type="string" office:string-value="C5 2" calcext:value-type="string">
            <text:p>C5 2</text:p>
          </table:table-cell>
          <table:table-cell table:formula="of:=[.P45]" office:value-type="float" office:value="2.245" calcext:value-type="float">
            <text:p>2.245</text:p>
          </table:table-cell>
          <table:table-cell table:formula="of:=677.26*[.B38]-128.28" office:value-type="float" office:value="1392.1687" calcext:value-type="float">
            <text:p>1392.1687</text:p>
          </table:table-cell>
          <table:table-cell table:formula="of:=[.C38]/[.$C$51]" office:value-type="float" office:value="1.11620394955863" calcext:value-type="float">
            <text:p>1.11620394955863</text:p>
          </table:table-cell>
          <table:table-cell table:style-name="ce19" table:formula="of:=[.$B$28]/[.D38]" office:value-type="float" office:value="26.8768086798676" calcext:value-type="float">
            <text:p>26.88</text:p>
          </table:table-cell>
          <table:table-cell table:style-name="ce19" table:formula="of:=[.$B$28]-[.E38]" office:value-type="float" office:value="3.1231913201324" calcext:value-type="float">
            <text:p>3.12</text:p>
          </table:table-cell>
          <table:table-cell table:number-columns-repeated="4"/>
          <table:table-cell office:value-type="string" calcext:value-type="string">
            <text:p>S6</text:p>
          </table:table-cell>
          <table:table-cell office:value-type="float" office:value="0.5925" calcext:value-type="float">
            <text:p>0.592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G83I 1</text:p>
          </table:table-cell>
          <table:table-cell office:value-type="float" office:value="2.2245" calcext:value-type="float">
            <text:p>2.2245</text:p>
          </table:table-cell>
          <table:table-cell table:number-columns-repeated="1008"/>
        </table:table-row>
        <table:table-row table:style-name="ro1">
          <table:table-cell table:formula="of:=[.O46]" office:value-type="string" office:string-value="R1 2" calcext:value-type="string">
            <text:p>R1 2</text:p>
          </table:table-cell>
          <table:table-cell table:formula="of:=[.P46]" office:value-type="float" office:value="2.3055" calcext:value-type="float">
            <text:p>2.3055</text:p>
          </table:table-cell>
          <table:table-cell table:formula="of:=677.26*[.B39]-128.28" office:value-type="float" office:value="1433.14293" calcext:value-type="float">
            <text:p>1433.14293</text:p>
          </table:table-cell>
          <table:table-cell table:formula="of:=[.C39]/[.$C$51]" office:value-type="float" office:value="1.1490560007189" calcext:value-type="float">
            <text:p>1.1490560007189</text:p>
          </table:table-cell>
          <table:table-cell table:style-name="ce19" table:formula="of:=[.$B$28]/[.D39]" office:value-type="float" office:value="26.1083880865951" calcext:value-type="float">
            <text:p>26.11</text:p>
          </table:table-cell>
          <table:table-cell table:style-name="ce19" table:formula="of:=[.$B$28]-[.E39]" office:value-type="float" office:value="3.8916119134049" calcext:value-type="float">
            <text:p>3.89</text:p>
          </table:table-cell>
          <table:table-cell table:number-columns-repeated="4"/>
          <table:table-cell office:value-type="string" calcext:value-type="string">
            <text:p>S7</text:p>
          </table:table-cell>
          <table:table-cell office:value-type="float" office:value="0.3545" calcext:value-type="float">
            <text:p>0.354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NoTM 1</text:p>
          </table:table-cell>
          <table:table-cell office:value-type="float" office:value="2.0405" calcext:value-type="float">
            <text:p>2.0405</text:p>
          </table:table-cell>
          <table:table-cell table:number-columns-repeated="1008"/>
        </table:table-row>
        <table:table-row table:style-name="ro1">
          <table:table-cell table:formula="of:=[.O47]" office:value-type="string" office:string-value="5-4 2" calcext:value-type="string">
            <text:p>5-4 2</text:p>
          </table:table-cell>
          <table:table-cell table:formula="of:=[.P47]" office:value-type="float" office:value="2.4325" calcext:value-type="float">
            <text:p>2.4325</text:p>
          </table:table-cell>
          <table:table-cell table:formula="of:=677.26*[.B40]-128.28" office:value-type="float" office:value="1519.15495" calcext:value-type="float">
            <text:p>1519.15495</text:p>
          </table:table-cell>
          <table:table-cell table:formula="of:=[.C40]/[.$C$51]" office:value-type="float" office:value="1.21801815769996" calcext:value-type="float">
            <text:p>1.21801815769996</text:p>
          </table:table-cell>
          <table:table-cell table:style-name="ce19" table:formula="of:=[.$B$28]/[.D40]" office:value-type="float" office:value="24.6301746902118" calcext:value-type="float">
            <text:p>24.63</text:p>
          </table:table-cell>
          <table:table-cell table:style-name="ce19" table:formula="of:=[.$B$28]-[.E40]" office:value-type="float" office:value="5.36982530978819" calcext:value-type="float">
            <text:p>5.37</text:p>
          </table:table-cell>
          <table:table-cell table:number-columns-repeated="4"/>
          <table:table-cell office:value-type="string" calcext:value-type="string">
            <text:p>S8</text:p>
          </table:table-cell>
          <table:table-cell office:value-type="float" office:value="0.138" calcext:value-type="float">
            <text:p>0.13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10 2</text:p>
          </table:table-cell>
          <table:table-cell office:value-type="float" office:value="2.247" calcext:value-type="float">
            <text:p>2.247</text:p>
          </table:table-cell>
          <table:table-cell table:number-columns-repeated="1008"/>
        </table:table-row>
        <table:table-row table:style-name="ro1">
          <table:table-cell table:formula="of:=[.O48]" office:value-type="string" office:string-value="1A32 2" calcext:value-type="string">
            <text:p>1A32 2</text:p>
          </table:table-cell>
          <table:table-cell table:formula="of:=[.P48]" office:value-type="float" office:value="2.2665" calcext:value-type="float">
            <text:p>2.2665</text:p>
          </table:table-cell>
          <table:table-cell table:formula="of:=677.26*[.B41]-128.28" office:value-type="float" office:value="1406.72979" calcext:value-type="float">
            <text:p>1406.72979</text:p>
          </table:table-cell>
          <table:table-cell table:formula="of:=[.C41]/[.$C$51]" office:value-type="float" office:value="1.12787864542551" calcext:value-type="float">
            <text:p>1.12787864542551</text:p>
          </table:table-cell>
          <table:table-cell table:style-name="ce19" table:formula="of:=[.$B$28]/[.D41]" office:value-type="float" office:value="26.5986062611214" calcext:value-type="float">
            <text:p>26.60</text:p>
          </table:table-cell>
          <table:table-cell table:style-name="ce19" table:formula="of:=[.$B$28]-[.E41]" office:value-type="float" office:value="3.4013937388786" calcext:value-type="float">
            <text:p>3.40</text:p>
          </table:table-cell>
          <table:table-cell table:number-columns-repeated="4"/>
          <table:table-cell office:value-type="string" calcext:value-type="string">
            <text:p>S9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2 2 </text:p>
          </table:table-cell>
          <table:table-cell office:value-type="float" office:value="2.347" calcext:value-type="float">
            <text:p>2.347</text:p>
          </table:table-cell>
          <table:table-cell table:number-columns-repeated="1008"/>
        </table:table-row>
        <table:table-row table:style-name="ro1">
          <table:table-cell table:formula="of:=[.O49]" office:value-type="string" office:string-value="K132L 2" calcext:value-type="string">
            <text:p>K132L 2</text:p>
          </table:table-cell>
          <table:table-cell table:formula="of:=[.P49]" office:value-type="float" office:value="2.3275" calcext:value-type="float">
            <text:p>2.3275</text:p>
          </table:table-cell>
          <table:table-cell table:formula="of:=677.26*[.B42]-128.28" office:value-type="float" office:value="1448.04265" calcext:value-type="float">
            <text:p>1448.04265</text:p>
          </table:table-cell>
          <table:table-cell table:formula="of:=[.C42]/[.$C$51]" office:value-type="float" office:value="1.16100220114082" calcext:value-type="float">
            <text:p>1.16100220114082</text:p>
          </table:table-cell>
          <table:table-cell table:style-name="ce19" table:formula="of:=[.$B$28]/[.D42]" office:value-type="float" office:value="25.8397442920621" calcext:value-type="float">
            <text:p>25.84</text:p>
          </table:table-cell>
          <table:table-cell table:style-name="ce19" table:formula="of:=[.$B$28]-[.E42]" office:value-type="float" office:value="4.16025570793789" calcext:value-type="float">
            <text:p>4.16</text:p>
          </table:table-cell>
          <table:table-cell table:number-columns-repeated="8"/>
          <table:table-cell office:value-type="string" calcext:value-type="string">
            <text:p>G4 2 </text:p>
          </table:table-cell>
          <table:table-cell office:value-type="float" office:value="2.2675" calcext:value-type="float">
            <text:p>2.2675</text:p>
          </table:table-cell>
          <table:table-cell table:number-columns-repeated="1008"/>
        </table:table-row>
        <table:table-row table:style-name="ro1">
          <table:table-cell table:formula="of:=[.O50]" office:value-type="string" office:string-value="1A32-2 2 " calcext:value-type="string">
            <text:p>1A32-2 2 </text:p>
          </table:table-cell>
          <table:table-cell table:formula="of:=[.P50]" office:value-type="float" office:value="2.267" calcext:value-type="float">
            <text:p>2.267</text:p>
          </table:table-cell>
          <table:table-cell table:formula="of:=677.26*[.B43]-128.28" office:value-type="float" office:value="1407.06842" calcext:value-type="float">
            <text:p>1407.06842</text:p>
          </table:table-cell>
          <table:table-cell table:formula="of:=[.C43]/[.$C$51]" office:value-type="float" office:value="1.12815014998055" calcext:value-type="float">
            <text:p>1.12815014998055</text:p>
          </table:table-cell>
          <table:table-cell table:style-name="ce19" table:formula="of:=[.$B$28]/[.D43]" office:value-type="float" office:value="26.5922049476457" calcext:value-type="float">
            <text:p>26.59</text:p>
          </table:table-cell>
          <table:table-cell table:style-name="ce19" table:formula="of:=[.$B$28]-[.E43]" office:value-type="float" office:value="3.40779505235432" calcext:value-type="float">
            <text:p>3.41</text:p>
          </table:table-cell>
          <table:table-cell table:number-columns-repeated="8"/>
          <table:table-cell office:value-type="string" calcext:value-type="string">
            <text:p>C1 2 </text:p>
          </table:table-cell>
          <table:table-cell office:value-type="float" office:value="2.227" calcext:value-type="float">
            <text:p>2.227</text:p>
          </table:table-cell>
          <table:table-cell table:number-columns-repeated="1008"/>
        </table:table-row>
        <table:table-row table:style-name="ro1">
          <table:table-cell table:formula="of:=[.O51]" office:value-type="string" office:string-value="MCH 2" calcext:value-type="string">
            <text:p>MCH 2</text:p>
          </table:table-cell>
          <table:table-cell table:formula="of:=[.P51]" office:value-type="float" office:value="2.2025" calcext:value-type="float">
            <text:p>2.2025</text:p>
          </table:table-cell>
          <table:table-cell table:formula="of:=677.26*[.B44]-128.28" office:value-type="float" office:value="1363.38515" calcext:value-type="float">
            <text:p>1363.38515</text:p>
          </table:table-cell>
          <table:table-cell table:formula="of:=[.C44]/[.$C$51]" office:value-type="float" office:value="1.09312606237993" calcext:value-type="float">
            <text:p>1.09312606237993</text:p>
          </table:table-cell>
          <table:table-cell table:style-name="ce19" table:formula="of:=[.$B$28]/[.D44]" office:value-type="float" office:value="27.4442271870131" calcext:value-type="float">
            <text:p>27.44</text:p>
          </table:table-cell>
          <table:table-cell table:style-name="ce19" table:formula="of:=[.$B$28]-[.E44]" office:value-type="float" office:value="2.55577281298686" calcext:value-type="float">
            <text:p>2.56</text:p>
          </table:table-cell>
          <table:table-cell table:number-columns-repeated="8"/>
          <table:table-cell office:value-type="string" calcext:value-type="string">
            <text:p>C3 2 </text:p>
          </table:table-cell>
          <table:table-cell office:value-type="float" office:value="2.237" calcext:value-type="float">
            <text:p>2.237</text:p>
          </table:table-cell>
          <table:table-cell table:number-columns-repeated="1008"/>
        </table:table-row>
        <table:table-row table:style-name="ro1">
          <table:table-cell table:formula="of:=[.O52]" office:value-type="string" office:string-value="1A32 1" calcext:value-type="string">
            <text:p>1A32 1</text:p>
          </table:table-cell>
          <table:table-cell table:formula="of:=[.P52]" office:value-type="float" office:value="2.1145" calcext:value-type="float">
            <text:p>2.1145</text:p>
          </table:table-cell>
          <table:table-cell table:formula="of:=677.26*[.B45]-128.28" office:value-type="float" office:value="1303.78627" calcext:value-type="float">
            <text:p>1303.78627</text:p>
          </table:table-cell>
          <table:table-cell table:formula="of:=[.C45]/[.$C$51]" office:value-type="float" office:value="1.04534126069227" calcext:value-type="float">
            <text:p>1.04534126069227</text:p>
          </table:table-cell>
          <table:table-cell table:style-name="ce19" table:formula="of:=[.$B$28]/[.D45]" office:value-type="float" office:value="28.6987619527547" calcext:value-type="float">
            <text:p>28.70</text:p>
          </table:table-cell>
          <table:table-cell table:style-name="ce19" table:formula="of:=[.$B$28]-[.E45]" office:value-type="float" office:value="1.30123804724528" calcext:value-type="float">
            <text:p>1.30</text:p>
          </table:table-cell>
          <table:table-cell table:number-columns-repeated="8"/>
          <table:table-cell office:value-type="string" calcext:value-type="string">
            <text:p>C5 2</text:p>
          </table:table-cell>
          <table:table-cell office:value-type="float" office:value="2.245" calcext:value-type="float">
            <text:p>2.2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132L 1 </text:p>
          </table:table-cell>
          <table:table-cell office:value-type="float" office:value="2.1195" calcext:value-type="float">
            <text:p>2.1195</text:p>
          </table:table-cell>
          <table:table-cell table:formula="of:=677.26*[.B46]-128.28" office:value-type="float" office:value="1307.17257" calcext:value-type="float">
            <text:p>1307.17257</text:p>
          </table:table-cell>
          <table:table-cell table:formula="of:=[.C46]/[.$C$51]" office:value-type="float" office:value="1.04805630624271" calcext:value-type="float">
            <text:p>1.04805630624271</text:p>
          </table:table-cell>
          <table:table-cell table:style-name="ce19" table:formula="of:=[.$B$28]/[.D46]" office:value-type="float" office:value="28.6244162849898" calcext:value-type="float">
            <text:p>28.62</text:p>
          </table:table-cell>
          <table:table-cell table:style-name="ce19" table:formula="of:=[.$B$28]-[.E46]" office:value-type="float" office:value="1.37558371501018" calcext:value-type="float">
            <text:p>1.38</text:p>
          </table:table-cell>
          <table:table-cell table:number-columns-repeated="8"/>
          <table:table-cell office:value-type="string" calcext:value-type="string">
            <text:p>R1 2</text:p>
          </table:table-cell>
          <table:table-cell office:value-type="float" office:value="2.3055" calcext:value-type="float">
            <text:p>2.30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A32-2 1 </text:p>
          </table:table-cell>
          <table:table-cell office:value-type="float" office:value="2.1345" calcext:value-type="float">
            <text:p>2.1345</text:p>
          </table:table-cell>
          <table:table-cell table:formula="of:=677.26*[.B47]-128.28" office:value-type="float" office:value="1317.33147" calcext:value-type="float">
            <text:p>1317.33147</text:p>
          </table:table-cell>
          <table:table-cell table:formula="of:=[.C47]/[.$C$51]" office:value-type="float" office:value="1.05620144289401" calcext:value-type="float">
            <text:p>1.05620144289401</text:p>
          </table:table-cell>
          <table:table-cell table:style-name="ce19" table:formula="of:=[.$B$28]/[.D47]" office:value-type="float" office:value="28.4036726155187" calcext:value-type="float">
            <text:p>28.40</text:p>
          </table:table-cell>
          <table:table-cell table:style-name="ce19" table:formula="of:=[.$B$28]-[.E47]" office:value-type="float" office:value="1.5963273844813" calcext:value-type="float">
            <text:p>1.60</text:p>
          </table:table-cell>
          <table:table-cell table:number-columns-repeated="8"/>
          <table:table-cell office:value-type="string" calcext:value-type="string">
            <text:p>5-4 2</text:p>
          </table:table-cell>
          <table:table-cell office:value-type="float" office:value="2.4325" calcext:value-type="float">
            <text:p>2.43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H 1</text:p>
          </table:table-cell>
          <table:table-cell office:value-type="float" office:value="2.041" calcext:value-type="float">
            <text:p>2.041</text:p>
          </table:table-cell>
          <table:table-cell table:formula="of:=677.26*[.B48]-128.28" office:value-type="float" office:value="1254.00766" calcext:value-type="float">
            <text:p>1254.00766</text:p>
          </table:table-cell>
          <table:table-cell table:formula="of:=[.C48]/[.$C$51]" office:value-type="float" office:value="1.00543009110087" calcext:value-type="float">
            <text:p>1.00543009110087</text:p>
          </table:table-cell>
          <table:table-cell table:style-name="ce19" table:formula="of:=[.$B$28]/[.D48]" office:value-type="float" office:value="29.8379770662645" calcext:value-type="float">
            <text:p>29.84</text:p>
          </table:table-cell>
          <table:table-cell table:style-name="ce19" table:formula="of:=[.$B$28]-[.E48]" office:value-type="float" office:value="0.162022933735514" calcext:value-type="float">
            <text:p>0.16</text:p>
          </table:table-cell>
          <table:table-cell table:number-columns-repeated="8"/>
          <table:table-cell office:value-type="string" calcext:value-type="string">
            <text:p>1A32 2</text:p>
          </table:table-cell>
          <table:table-cell office:value-type="float" office:value="2.2665" calcext:value-type="float">
            <text:p>2.26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pA 2</text:p>
          </table:table-cell>
          <table:table-cell office:value-type="float" office:value="2.2835" calcext:value-type="float">
            <text:p>2.2835</text:p>
          </table:table-cell>
          <table:table-cell table:formula="of:=677.26*[.B49]-128.28" office:value-type="float" office:value="1418.24321" calcext:value-type="float">
            <text:p>1418.24321</text:p>
          </table:table-cell>
          <table:table-cell table:formula="of:=[.C49]/[.$C$51]" office:value-type="float" office:value="1.13710980029699" calcext:value-type="float">
            <text:p>1.13710980029699</text:p>
          </table:table-cell>
          <table:table-cell table:style-name="ce19" table:formula="of:=[.$B$28]/[.D49]" office:value-type="float" office:value="26.3826764945344" calcext:value-type="float">
            <text:p>26.38</text:p>
          </table:table-cell>
          <table:table-cell table:style-name="ce19" table:formula="of:=[.$B$28]-[.E49]" office:value-type="float" office:value="3.61732350546562" calcext:value-type="float">
            <text:p>3.62</text:p>
          </table:table-cell>
          <table:table-cell table:number-columns-repeated="8"/>
          <table:table-cell office:value-type="string" calcext:value-type="string">
            <text:p>K132L 2</text:p>
          </table:table-cell>
          <table:table-cell office:value-type="float" office:value="2.3275" calcext:value-type="float">
            <text:p>2.32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83I 2</text:p>
          </table:table-cell>
          <table:table-cell office:value-type="float" office:value="2.3335" calcext:value-type="float">
            <text:p>2.3335</text:p>
          </table:table-cell>
          <table:table-cell table:formula="of:=677.26*[.B50]-128.28" office:value-type="float" office:value="1452.10621" calcext:value-type="float">
            <text:p>1452.10621</text:p>
          </table:table-cell>
          <table:table-cell table:formula="of:=[.C50]/[.$C$51]" office:value-type="float" office:value="1.16426025580134" calcext:value-type="float">
            <text:p>1.16426025580134</text:p>
          </table:table-cell>
          <table:table-cell table:style-name="ce19" table:formula="of:=[.$B$28]/[.D50]" office:value-type="float" office:value="25.767434601082" calcext:value-type="float">
            <text:p>25.77</text:p>
          </table:table-cell>
          <table:table-cell table:style-name="ce19" table:formula="of:=[.$B$28]-[.E50]" office:value-type="float" office:value="4.23256539891803" calcext:value-type="float">
            <text:p>4.23</text:p>
          </table:table-cell>
          <table:table-cell table:number-columns-repeated="8"/>
          <table:table-cell office:value-type="string" calcext:value-type="string">
            <text:p>1A32-2 2 </text:p>
          </table:table-cell>
          <table:table-cell office:value-type="float" office:value="2.267" calcext:value-type="float">
            <text:p>2.2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TM 2</text:p>
          </table:table-cell>
          <table:table-cell office:value-type="float" office:value="2.031" calcext:value-type="float">
            <text:p>2.031</text:p>
          </table:table-cell>
          <table:table-cell table:formula="of:=677.26*[.B51]-128.28" office:value-type="float" office:value="1247.23506" calcext:value-type="float">
            <text:p>1247.23506</text:p>
          </table:table-cell>
          <table:table-cell table:formula="of:=[.C51]/[.$C$51]" office:value-type="float" office:value="1" calcext:value-type="float">
            <text:p>1</text:p>
          </table:table-cell>
          <table:table-cell table:style-name="ce19" table:formula="of:=[.$B$28]/[.D51]" office:value-type="float" office:value="30" calcext:value-type="float">
            <text:p>30.00</text:p>
          </table:table-cell>
          <table:table-cell table:style-name="ce19" table:formula="of:=[.$B$28]-[.E51]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CH 2</text:p>
          </table:table-cell>
          <table:table-cell office:value-type="float" office:value="2.2025" calcext:value-type="float">
            <text:p>2.20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10 1</text:p>
          </table:table-cell>
          <table:table-cell office:value-type="float" office:value="2.1805" calcext:value-type="float">
            <text:p>2.1805</text:p>
          </table:table-cell>
          <table:table-cell table:formula="of:=677.26*[.B52]-128.28" office:value-type="float" office:value="1348.48543" calcext:value-type="float">
            <text:p>1348.48543</text:p>
          </table:table-cell>
          <table:table-cell table:formula="of:=[.C52]/[.$C$51]" office:value-type="float" office:value="1.08117986195802" calcext:value-type="float">
            <text:p>1.08117986195802</text:p>
          </table:table-cell>
          <table:table-cell table:style-name="ce19" table:formula="of:=[.$B$28]/[.D52]" office:value-type="float" office:value="27.7474646500259" calcext:value-type="float">
            <text:p>27.75</text:p>
          </table:table-cell>
          <table:table-cell table:style-name="ce19" table:formula="of:=[.$B$28]-[.E52]" office:value-type="float" office:value="2.25253534997409" calcext:value-type="float">
            <text:p>2.25</text:p>
          </table:table-cell>
          <table:table-cell table:number-columns-repeated="8"/>
          <table:table-cell office:value-type="string" calcext:value-type="string">
            <text:p>1A32 1</text:p>
          </table:table-cell>
          <table:table-cell office:value-type="float" office:value="2.1145" calcext:value-type="float">
            <text:p>2.11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2 1</text:p>
          </table:table-cell>
          <table:table-cell office:value-type="float" office:value="2.219" calcext:value-type="float">
            <text:p>2.219</text:p>
          </table:table-cell>
          <table:table-cell table:formula="of:=677.26*[.B53]-128.28" office:value-type="float" office:value="1374.55994" calcext:value-type="float">
            <text:p>1374.55994</text:p>
          </table:table-cell>
          <table:table-cell table:formula="of:=[.C53]/[.$C$51]" office:value-type="float" office:value="1.10208571269637" calcext:value-type="float">
            <text:p>1.10208571269637</text:p>
          </table:table-cell>
          <table:table-cell table:style-name="ce19" table:formula="of:=[.$B$28]/[.D53]" office:value-type="float" office:value="27.2211132531623" calcext:value-type="float">
            <text:p>27.22</text:p>
          </table:table-cell>
          <table:table-cell table:style-name="ce19" table:formula="of:=[.$B$28]-[.E53]" office:value-type="float" office:value="2.77888674683769" calcext:value-type="float">
            <text:p>2.78</text:p>
          </table:table-cell>
          <table:table-cell table:number-columns-repeated="8"/>
          <table:table-cell office:value-type="string" calcext:value-type="string">
            <text:p>K132L 1 </text:p>
          </table:table-cell>
          <table:table-cell office:value-type="float" office:value="2.1195" calcext:value-type="float">
            <text:p>2.11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4 1</text:p>
          </table:table-cell>
          <table:table-cell office:value-type="float" office:value="2.199" calcext:value-type="float">
            <text:p>2.199</text:p>
          </table:table-cell>
          <table:table-cell table:formula="of:=677.26*[.B54]-128.28" office:value-type="float" office:value="1361.01474" calcext:value-type="float">
            <text:p>1361.01474</text:p>
          </table:table-cell>
          <table:table-cell table:formula="of:=[.C54]/[.$C$51]" office:value-type="float" office:value="1.09122553049463" calcext:value-type="float">
            <text:p>1.09122553049463</text:p>
          </table:table-cell>
          <table:table-cell table:style-name="ce19" table:formula="of:=[.$B$28]/[.D54]" office:value-type="float" office:value="27.4920253986375" calcext:value-type="float">
            <text:p>27.49</text:p>
          </table:table-cell>
          <table:table-cell table:style-name="ce19" table:formula="of:=[.$B$28]-[.E54]" office:value-type="float" office:value="2.50797460136251" calcext:value-type="float">
            <text:p>2.51</text:p>
          </table:table-cell>
          <table:table-cell table:number-columns-repeated="8"/>
          <table:table-cell office:value-type="string" calcext:value-type="string">
            <text:p>1A32-2 1 </text:p>
          </table:table-cell>
          <table:table-cell office:value-type="float" office:value="2.1345" calcext:value-type="float">
            <text:p>2.13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1 1</text:p>
          </table:table-cell>
          <table:table-cell office:value-type="float" office:value="2.131" calcext:value-type="float">
            <text:p>2.131</text:p>
          </table:table-cell>
          <table:table-cell table:formula="of:=677.26*[.B55]-128.28" office:value-type="float" office:value="1314.96106" calcext:value-type="float">
            <text:p>1314.96106</text:p>
          </table:table-cell>
          <table:table-cell table:formula="of:=[.C55]/[.$C$51]" office:value-type="float" office:value="1.05430091100871" calcext:value-type="float">
            <text:p>1.05430091100871</text:p>
          </table:table-cell>
          <table:table-cell table:style-name="ce19" table:formula="of:=[.$B$28]/[.D55]" office:value-type="float" office:value="28.4548743975734" calcext:value-type="float">
            <text:p>28.45</text:p>
          </table:table-cell>
          <table:table-cell table:style-name="ce19" table:formula="of:=[.$B$28]-[.E55]" office:value-type="float" office:value="1.54512560242659" calcext:value-type="float">
            <text:p>1.55</text:p>
          </table:table-cell>
          <table:table-cell table:number-columns-repeated="8"/>
          <table:table-cell office:value-type="string" calcext:value-type="string">
            <text:p>MCH 1</text:p>
          </table:table-cell>
          <table:table-cell office:value-type="float" office:value="2.041" calcext:value-type="float">
            <text:p>2.0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3 1</text:p>
          </table:table-cell>
          <table:table-cell office:value-type="float" office:value="2.134" calcext:value-type="float">
            <text:p>2.134</text:p>
          </table:table-cell>
          <table:table-cell table:formula="of:=677.26*[.B56]-128.28" office:value-type="float" office:value="1316.99284" calcext:value-type="float">
            <text:p>1316.99284</text:p>
          </table:table-cell>
          <table:table-cell table:formula="of:=[.C56]/[.$C$51]" office:value-type="float" office:value="1.05592993833897" calcext:value-type="float">
            <text:p>1.05592993833897</text:p>
          </table:table-cell>
          <table:table-cell table:style-name="ce19" table:formula="of:=[.$B$28]/[.D56]" office:value-type="float" office:value="28.4109758713646" calcext:value-type="float">
            <text:p>28.41</text:p>
          </table:table-cell>
          <table:table-cell table:style-name="ce19" table:formula="of:=[.$B$28]-[.E56]" office:value-type="float" office:value="1.58902412863536" calcext:value-type="float">
            <text:p>1.59</text:p>
          </table:table-cell>
          <table:table-cell table:number-columns-repeated="8"/>
          <table:table-cell office:value-type="string" calcext:value-type="string">
            <text:p>GpA 2</text:p>
          </table:table-cell>
          <table:table-cell office:value-type="float" office:value="2.2835" calcext:value-type="float">
            <text:p>2.28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5 1</text:p>
          </table:table-cell>
          <table:table-cell office:value-type="float" office:value="2.069" calcext:value-type="float">
            <text:p>2.069</text:p>
          </table:table-cell>
          <table:table-cell table:formula="of:=677.26*[.B57]-128.28" office:value-type="float" office:value="1272.97094" calcext:value-type="float">
            <text:p>1272.97094</text:p>
          </table:table-cell>
          <table:table-cell table:formula="of:=[.C57]/[.$C$51]" office:value-type="float" office:value="1.02063434618331" calcext:value-type="float">
            <text:p>1.02063434618331</text:p>
          </table:table-cell>
          <table:table-cell table:style-name="ce19" table:formula="of:=[.$B$28]/[.D57]" office:value-type="float" office:value="29.3934846619515" calcext:value-type="float">
            <text:p>29.39</text:p>
          </table:table-cell>
          <table:table-cell table:style-name="ce19" table:formula="of:=[.$B$28]-[.E57]" office:value-type="float" office:value="0.606515338048489" calcext:value-type="float">
            <text:p>0.61</text:p>
          </table:table-cell>
          <table:table-cell table:number-columns-repeated="8"/>
          <table:table-cell office:value-type="string" calcext:value-type="string">
            <text:p>G83I 2</text:p>
          </table:table-cell>
          <table:table-cell office:value-type="float" office:value="2.3335" calcext:value-type="float">
            <text:p>2.33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1 1</text:p>
          </table:table-cell>
          <table:table-cell office:value-type="float" office:value="2.2775" calcext:value-type="float">
            <text:p>2.2775</text:p>
          </table:table-cell>
          <table:table-cell table:formula="of:=677.26*[.B58]-128.28" office:value-type="float" office:value="1414.17965" calcext:value-type="float">
            <text:p>1414.17965</text:p>
          </table:table-cell>
          <table:table-cell table:formula="of:=[.C58]/[.$C$51]" office:value-type="float" office:value="1.13385174563646" calcext:value-type="float">
            <text:p>1.13385174563646</text:p>
          </table:table-cell>
          <table:table-cell table:style-name="ce19" table:formula="of:=[.$B$28]/[.D58]" office:value-type="float" office:value="26.458485525513" calcext:value-type="float">
            <text:p>26.46</text:p>
          </table:table-cell>
          <table:table-cell table:style-name="ce19" table:formula="of:=[.$B$28]-[.E58]" office:value-type="float" office:value="3.54151447448703" calcext:value-type="float">
            <text:p>3.54</text:p>
          </table:table-cell>
          <table:table-cell table:number-columns-repeated="8"/>
          <table:table-cell office:value-type="string" calcext:value-type="string">
            <text:p>NoTM 2</text:p>
          </table:table-cell>
          <table:table-cell office:value-type="float" office:value="2.031" calcext:value-type="float">
            <text:p>2.0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-4 1</text:p>
          </table:table-cell>
          <table:table-cell office:value-type="float" office:value="2.2245" calcext:value-type="float">
            <text:p>2.2245</text:p>
          </table:table-cell>
          <table:table-cell table:formula="of:=677.26*[.B59]-128.28" office:value-type="float" office:value="1378.28487" calcext:value-type="float">
            <text:p>1378.28487</text:p>
          </table:table-cell>
          <table:table-cell table:formula="of:=[.C59]/[.$C$51]" office:value-type="float" office:value="1.10507226280185" calcext:value-type="float">
            <text:p>1.10507226280185</text:p>
          </table:table-cell>
          <table:table-cell table:style-name="ce19" table:formula="of:=[.$B$28]/[.D59]" office:value-type="float" office:value="27.1475459206049" calcext:value-type="float">
            <text:p>27.15</text:p>
          </table:table-cell>
          <table:table-cell table:style-name="ce19" table:formula="of:=[.$B$28]-[.E59]" office:value-type="float" office:value="2.85245407939507" calcext:value-type="float">
            <text:p>2.85</text:p>
          </table:table-cell>
          <table:table-cell table:number-columns-repeated="8"/>
          <table:table-cell office:value-type="string" calcext:value-type="string">
            <text:p>G10 1</text:p>
          </table:table-cell>
          <table:table-cell office:value-type="float" office:value="2.1805" calcext:value-type="float">
            <text:p>2.1805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G2 1</text:p>
          </table:table-cell>
          <table:table-cell office:value-type="float" office:value="2.219" calcext:value-type="float">
            <text:p>2.219</text:p>
          </table:table-cell>
          <table:table-cell table:number-columns-repeated="1008"/>
        </table:table-row>
        <table:table-row table:style-name="ro1">
          <table:table-cell/>
          <table:table-cell table:style-name="Default" office:value-type="string" calcext:value-type="string">
            <text:p>Diluted Protein Concentration</text:p>
          </table:table-cell>
          <table:table-cell table:style-name="Default" office:value-type="string" calcext:value-type="string">
            <text:p>Amount LDS (4X -&gt; 1X)</text:p>
          </table:table-cell>
          <table:table-cell table:style-name="ce29" office:value-type="string" calcext:value-type="string">
            <text:p>Amount to load on gel (10ug)</text:p>
          </table:table-cell>
          <table:table-cell table:number-columns-repeated="10"/>
          <table:table-cell office:value-type="string" calcext:value-type="string">
            <text:p>G4 1</text:p>
          </table:table-cell>
          <table:table-cell office:value-type="float" office:value="2.199" calcext:value-type="float">
            <text:p>2.199</text:p>
          </table:table-cell>
          <table:table-cell table:number-columns-repeated="1008"/>
        </table:table-row>
        <table:table-row table:style-name="ro1">
          <table:table-cell/>
          <table:table-cell table:style-name="Default" table:formula="of:=[.C51]*[.B28]/([.B28]+[.C62])" office:value-type="float" office:value="935.426295" calcext:value-type="float">
            <text:p>935.426295</text:p>
          </table:table-cell>
          <table:table-cell table:style-name="Default" table:formula="of:=[.B28]/3" office:value-type="float" office:value="10" calcext:value-type="float">
            <text:p>10</text:p>
          </table:table-cell>
          <table:table-cell table:style-name="Default" table:formula="of:=10/[.B62]*1000" office:value-type="float" office:value="10.6903131261667" calcext:value-type="float">
            <text:p>10.6903131261667</text:p>
          </table:table-cell>
          <table:table-cell table:number-columns-repeated="10"/>
          <table:table-cell office:value-type="string" calcext:value-type="string">
            <text:p>C1 1</text:p>
          </table:table-cell>
          <table:table-cell office:value-type="float" office:value="2.131" calcext:value-type="float">
            <text:p>2.131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C3 1</text:p>
          </table:table-cell>
          <table:table-cell office:value-type="float" office:value="2.134" calcext:value-type="float">
            <text:p>2.1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 diluted this protein for the BCA in half, so multiply the final concentration by 2 to make sure we’re adding in what we expect.</text:p>
          </table:table-cell>
          <table:table-cell table:number-columns-repeated="13"/>
          <table:table-cell office:value-type="string" calcext:value-type="string">
            <text:p>C5 1</text:p>
          </table:table-cell>
          <table:table-cell office:value-type="float" office:value="2.069" calcext:value-type="float">
            <text:p>2.069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R1 1</text:p>
          </table:table-cell>
          <table:table-cell office:value-type="float" office:value="2.2775" calcext:value-type="float">
            <text:p>2.2775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5-4 1</text:p>
          </table:table-cell>
          <table:table-cell office:value-type="float" office:value="2.2245" calcext:value-type="float">
            <text:p>2.2245</text:p>
          </table:table-cell>
          <table:table-cell table:number-columns-repeated="100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GILBERT LOISEAU</meta:initial-creator>
    <meta:creation-date>2023-09-10T19:00:17Z</meta:creation-date>
    <dc:date>2023-10-18T11:39:52.784423513</dc:date>
    <meta:editing-cycles>6</meta:editing-cycles>
    <meta:editing-duration>P6DT1H34M54S</meta:editing-duration>
    <meta:print-date>2023-10-09T10:32:42.202525121</meta:print-date>
    <meta:document-statistic meta:table-count="1" meta:cell-count="616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>
      <style:chart-properties chart:regression-name="" chart:regression-type="linear"/>
      <style:graphic-properties svg:stroke-width="0.018cm" svg:stroke-color="#004586" svg:stroke-linecap="round"/>
    </style:style>
    <style:style style:name="ch9" style:family="chart"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601cm" svg:height="8.308cm" xlink:href=".." xlink:type="simple" chart:class="chart:scatter" chart:style-name="ch1">
        <chart:legend chart:legend-position="end" svg:x="11.108cm" svg:y="3.606cm" style:legend-expansion="high" chart:style-name="ch2"/>
        <chart:plot-area chart:style-name="ch3" table:cell-range-address="Sheet1.L33:Sheet1.M41" svg:x="0.312cm" svg:y="0.166cm" svg:width="10.484cm" svg:height="7.976cm">
          <chart:coordinate-region svg:x="1.41cm" svg:y="0.365cm" svg:width="9.12cm" svg:height="7.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33:Sheet1.M41" chart:class="chart:scatter">
            <chart:domain table:cell-range-address="Sheet1.L33:Sheet1.L41"/>
            <chart:regression-curve chart:style-name="ch8">
              <chart:equation chart:display-equation="true" chart:display-r-square="true" chart:style-name="ch9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355">
                <text:p>2.9355</text:p>
                <draw:g>
                  <svg:desc>Sheet1.L33:Sheet1.L41</svg:desc>
                </draw:g>
              </table:table-cell>
              <table:table-cell office:value-type="float" office:value="2000">
                <text:p>2000</text:p>
                <draw:g>
                  <svg:desc>Sheet1.M33:Sheet1.M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875">
                <text:p>2.4875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825">
                <text:p>1.78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5">
                <text:p>1.41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2">
                <text:p>0.96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25">
                <text:p>0.59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45">
                <text:p>0.35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8">
                <text:p>0.1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8">
                <text:p>0.1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</office:styles>
</office:document-styles>
</file>